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8pt" officeooo:rsid="001eeafc" officeooo:paragraph-rsid="00248641"/>
    </style:style>
    <style:style style:name="P2" style:family="paragraph" style:parent-style-name="Standard">
      <style:text-properties fo:color="#000000" fo:font-size="8pt" officeooo:rsid="001eeafc" officeooo:paragraph-rsid="002649a7"/>
    </style:style>
    <style:style style:name="P3" style:family="paragraph" style:parent-style-name="Standard">
      <style:text-properties fo:color="#000000" fo:font-size="8pt" officeooo:rsid="00248641" officeooo:paragraph-rsid="002649a7"/>
    </style:style>
    <style:style style:name="P4" style:family="paragraph" style:parent-style-name="Standard">
      <style:text-properties fo:color="#000000" fo:font-size="8pt" officeooo:rsid="00273607" officeooo:paragraph-rsid="00273607"/>
    </style:style>
    <style:style style:name="P5" style:family="paragraph" style:parent-style-name="Standard">
      <style:text-properties fo:color="#000000" fo:font-size="8pt" officeooo:rsid="00284bcb" officeooo:paragraph-rsid="00284bcb"/>
    </style:style>
    <style:style style:name="P6" style:family="paragraph" style:parent-style-name="Standard">
      <style:text-properties fo:color="#000000" fo:font-size="8pt" officeooo:rsid="00294c92" officeooo:paragraph-rsid="00294c92"/>
    </style:style>
    <style:style style:name="P7" style:family="paragraph" style:parent-style-name="Standard">
      <style:text-properties fo:color="#000000" fo:font-size="8pt" officeooo:rsid="002adc75" officeooo:paragraph-rsid="002adc75"/>
    </style:style>
    <style:style style:name="P8" style:family="paragraph" style:parent-style-name="Standard">
      <style:text-properties fo:color="#6600cc" fo:font-size="8pt" officeooo:rsid="001d882f" officeooo:paragraph-rsid="001d882f"/>
    </style:style>
    <style:style style:name="P9" style:family="paragraph" style:parent-style-name="Standard">
      <style:text-properties fo:color="#6600cc" fo:font-size="8pt" officeooo:rsid="001f4a07" officeooo:paragraph-rsid="00229f08"/>
    </style:style>
    <style:style style:name="P10" style:family="paragraph" style:parent-style-name="Standard">
      <style:text-properties fo:color="#6600cc" fo:font-size="8pt" officeooo:rsid="00229f08" officeooo:paragraph-rsid="00229f08"/>
    </style:style>
    <style:style style:name="P11" style:family="paragraph" style:parent-style-name="Standard">
      <style:text-properties fo:color="#6600cc" fo:font-size="8pt" officeooo:rsid="00248641" officeooo:paragraph-rsid="00248641"/>
    </style:style>
    <style:style style:name="P12" style:family="paragraph" style:parent-style-name="Standard">
      <style:text-properties fo:color="#6600cc" fo:font-size="8pt" officeooo:rsid="00248641" officeooo:paragraph-rsid="00273607"/>
    </style:style>
    <style:style style:name="P13" style:family="paragraph" style:parent-style-name="Standard">
      <style:text-properties fo:color="#6600cc" fo:font-size="8pt" officeooo:rsid="00273607" officeooo:paragraph-rsid="00273607"/>
    </style:style>
    <style:style style:name="P14" style:family="paragraph" style:parent-style-name="Standard">
      <style:text-properties fo:color="#6600cc" fo:font-size="8pt" officeooo:rsid="00273607" officeooo:paragraph-rsid="00294c92"/>
    </style:style>
    <style:style style:name="P15" style:family="paragraph" style:parent-style-name="Standard">
      <style:text-properties fo:color="#6600cc" fo:font-size="8pt" officeooo:rsid="002892e2" officeooo:paragraph-rsid="002892e2"/>
    </style:style>
    <style:style style:name="P16" style:family="paragraph" style:parent-style-name="Standard">
      <style:text-properties fo:color="#6600cc" fo:font-size="8pt" officeooo:rsid="00294c92" officeooo:paragraph-rsid="00294c92"/>
    </style:style>
    <style:style style:name="P17" style:family="paragraph" style:parent-style-name="Standard">
      <style:text-properties fo:font-size="8pt" officeooo:rsid="00229f08" officeooo:paragraph-rsid="00229f08"/>
    </style:style>
    <style:style style:name="P18" style:family="paragraph" style:parent-style-name="Standard">
      <style:text-properties fo:font-size="8pt" officeooo:rsid="0023a5dc" officeooo:paragraph-rsid="0023a5dc"/>
    </style:style>
    <style:style style:name="P19" style:family="paragraph" style:parent-style-name="Standard">
      <style:text-properties fo:font-size="8pt" officeooo:rsid="001eeafc" officeooo:paragraph-rsid="0023a5dc"/>
    </style:style>
    <style:style style:name="P20" style:family="paragraph" style:parent-style-name="Standard">
      <style:text-properties fo:font-size="8pt" officeooo:rsid="001eeafc" officeooo:paragraph-rsid="001eeafc"/>
    </style:style>
    <style:style style:name="P21" style:family="paragraph" style:parent-style-name="Standard">
      <style:text-properties fo:font-size="8pt" officeooo:rsid="00248641" officeooo:paragraph-rsid="0023a5dc"/>
    </style:style>
    <style:style style:name="P22" style:family="paragraph" style:parent-style-name="Standard">
      <style:text-properties fo:font-size="8pt" officeooo:rsid="00248641" officeooo:paragraph-rsid="00248641"/>
    </style:style>
    <style:style style:name="P23" style:family="paragraph" style:parent-style-name="Standard">
      <style:text-properties fo:font-size="8pt" officeooo:rsid="002104e9" officeooo:paragraph-rsid="002104e9"/>
    </style:style>
    <style:style style:name="P24" style:family="paragraph" style:parent-style-name="Standard">
      <style:text-properties fo:font-size="8pt" officeooo:rsid="001fc3cf" officeooo:paragraph-rsid="001fc3cf"/>
    </style:style>
    <style:style style:name="P25" style:family="paragraph" style:parent-style-name="Standard">
      <style:text-properties fo:font-size="8pt" officeooo:rsid="00284bcb" officeooo:paragraph-rsid="00284bcb"/>
    </style:style>
    <style:style style:name="P26" style:family="paragraph" style:parent-style-name="Standard">
      <style:text-properties fo:font-size="8pt" officeooo:rsid="002adc75" officeooo:paragraph-rsid="002adc75"/>
    </style:style>
    <style:style style:name="P27" style:family="paragraph" style:parent-style-name="Standard">
      <style:text-properties fo:color="#6600ff" fo:font-size="8pt" officeooo:rsid="002adc75" officeooo:paragraph-rsid="002adc75"/>
    </style:style>
    <style:style style:name="T1" style:family="text">
      <style:text-properties officeooo:rsid="00221888"/>
    </style:style>
    <style:style style:name="T2" style:family="text">
      <style:text-properties officeooo:rsid="00229f08"/>
    </style:style>
    <style:style style:name="T3" style:family="text">
      <style:text-properties officeooo:rsid="0023a5dc"/>
    </style:style>
    <style:style style:name="T4" style:family="text">
      <style:text-properties officeooo:rsid="00284bcb"/>
    </style:style>
    <style:style style:name="T5" style:family="text">
      <style:text-properties officeooo:rsid="002892e2"/>
    </style:style>
    <style:style style:name="T6" style:family="text">
      <style:text-properties officeooo:rsid="00294c92"/>
    </style:style>
    <style:style style:name="T7" style:family="text">
      <style:text-properties fo:color="#6600cc"/>
    </style:style>
    <style:style style:name="T8" style:family="text">
      <style:text-properties fo:color="#6600cc" officeooo:rsid="002486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############## »diapo 1</text:p>
      <text:p text:style-name="P8"/>
      <text:p text:style-name="P8"><text:span text:style-name="T4">J : </text:span>What’s up UseR ! <text:span text:style-name="T1">Here’s bibliographeR ! My idea yeah yeah oué oué XD</text:span></text:p>
      <text:p text:style-name="P9"><text:span text:style-name="T2">I</text:span>t’s a package <text:span text:style-name="T2">and</text:span> a shiny App, <text:span text:style-name="T2">supplied with a nice hexagonal sticker :D</text:span></text:p>
      <text:p text:style-name="P10">Do you wanna know what it does ?</text:p>
      <text:p text:style-name="P17"/>
      <text:p text:style-name="P25">##########diapo 2</text:p>
      <text:p text:style-name="P18"><text:span text:style-name="T4">C : </text:span>Let's get into the situation!</text:p>
      <text:p text:style-name="P19"><text:span text:style-name="T3">Well Jean, I'm going to ask you to make a big effort of imagination, please imagine you're a PhD student and I’m your <text:s/>supervisor.</text:span></text:p>
      <text:p text:style-name="P19"/>
      <text:p text:style-name="P19"/>
      <text:p text:style-name="P11"><text:span text:style-name="T4">J : err ok I’m a PhD student, I have an new idea for an experiment, to be sure let’s take one million oyster....</text:span></text:p>
      <text:p text:style-name="P11"/>
      <text:p text:style-name="P15"/>
      <text:p text:style-name="P11"/>
      <text:p text:style-name="P11"/>
      <text:p text:style-name="P1"><text:span text:style-name="T5">C : Oh ohoh Stop Keep Calm.</text:span>. </text:p>
      <text:p text:style-name="P3">Just launch the app and enter your password, err not your password, your keywords... </text:p>
      <text:p text:style-name="P2"/>
      <text:p text:style-name="P2"/>
      <text:p text:style-name="P2"/>
      <text:p text:style-name="P5">#################diapo 3</text:p>
      <text:p text:style-name="P2"/>
      <text:p text:style-name="P13"><text:span text:style-name="T4">J : ok so I go to NCBI and I put </text:span>Oyster and Herpesvirus <text:span text:style-name="T5">Ouha I have to deal with 141 articles in one months. Becaus obviously I have the deadline in One month.</text:span></text:p>
      <text:p text:style-name="P12"/>
      <text:p text:style-name="P12"/>
      <text:p text:style-name="P4"><text:span text:style-name="T6">C : As you can see, the number of papers increase dramatically over time so your subject is really trendy !!</text:span></text:p>
      <text:p text:style-name="P4"/>
      <text:p text:style-name="P4"/>
      <text:p text:style-name="P14"><text:span text:style-name="T4">J : ok so <text:s/>do you have an idea where do I start</text:span></text:p>
      <text:p text:style-name="P14"/>
      <text:p text:style-name="P16">################# diapo 4</text:p>
      <text:p text:style-name="P2"/>
      <text:p text:style-name="P3"/>
      <text:p text:style-name="P6">bar plot top auteur + map</text:p>
      <text:p text:style-name="P6"/>
      <text:p text:style-name="P6">Why don’t you try to start with the more « famous » authors ? </text:p>
      <text:p text:style-name="P6"/>
      <text:p text:style-name="P6"><text:span text:style-name="T7">J : Hey I kwnow I read one of his aticle</text:span> </text:p>
      <text:p text:style-name="P6"/>
      <text:p text:style-name="P6">C : ONE ? So good, now let’s read the N-1 <text:s/>others...</text:p>
      <text:p text:style-name="P6"/>
      <text:p text:style-name="P27">J : ok I’m going to start with it but mais peut etre que ma manip a deja ete faite par des authors moins connus</text:p>
      <text:p text:style-name="P7"/>
      <text:p text:style-name="P7">#############  diapo 5 </text:p>
      <text:p text:style-name="P7"/>
      <text:p text:style-name="P7"><text:s/>C : Ok ben regarde les liens entre les articles </text:p>
      <text:p text:style-name="P7"/>
      <text:p text:style-name="P7"><text:span text:style-name="T7">On peut voir que les plus vieux et plus cités sont au centre et les plus innovants en periphérie.</text:span> <text:span text:style-name="T8">I can see which articles are the most central, cited by all, and which seem more marginal.</text:span></text:p>
      <text:p text:style-name="P19"/>
      <text:p text:style-name="P19"/>
      <text:p text:style-name="P26">############ diapo 6</text:p>
      <text:p text:style-name="P26"/>
      <text:p text:style-name="P21">Hey, pretty bubbles :D </text:p>
      <text:p text:style-name="P22">What do you see on this one ? </text:p>
      <text:p text:style-name="P11"/>
      <text:p text:style-name="P20"/>
      <text:p text:style-name="P20"/>
      <text:p text:style-name="P23">And now, I announce the 5 winners in the category "Newspapers in which we publish the most with these keywords". You can see some differents indexes to evaluate the quality of the journals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1:03:36.498585936</meta:creation-date>
    <dc:date>2019-06-23T18:30:31.331796914</dc:date>
    <meta:editing-duration>PT2H18M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357" meta:character-count="1781" meta:non-whitespace-character-count="1438"/>
  </office:meta>
</office:document-meta>
</file>